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color="#ff0000"/>
    </style:style>
    <style:style style:name="T10_2" style:family="text">
      <style:text-properties fo:color="#ff0000"/>
    </style:style>
    <style:style style:name="T10_3" style:family="text">
      <style:text-properties fo:color="#ff0000"/>
    </style:style>
    <style:style style:name="T10_4" style:family="text">
      <style:text-properties fo:color="#ff0000"/>
    </style:style>
    <style:style style:name="T10_5" style:family="text">
      <style:text-properties fo:color="#ff0000"/>
    </style:style>
    <style:style style:name="T10_6" style:family="text">
      <style:text-properties fo:color="#ff0000"/>
    </style:style>
    <style:style style:name="T10_7" style:family="text">
      <style:text-properties fo:color="#ff0000"/>
    </style:style>
    <style:style style:name="T10_8" style:family="text">
      <style:text-properties fo:color="#ff0000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color="#ff0000"/>
    </style:style>
    <style:style style:name="T21_2" style:family="text">
      <style:text-properties fo:color="#ff0000"/>
    </style:style>
    <style:style style:name="T21_3" style:family="text">
      <style:text-properties fo:color="#ff0000"/>
    </style:style>
    <style:style style:name="T21_4" style:family="text">
      <style:text-properties fo:color="#ff0000"/>
    </style:style>
    <style:style style:name="T21_5" style:family="text">
      <style:text-properties fo:color="#ff0000"/>
    </style:style>
    <style:style style:name="T21_6" style:family="text">
      <style:text-properties fo:color="#ff0000"/>
    </style:style>
    <style:style style:name="T21_7" style:family="text">
      <style:text-properties fo:color="#ff0000"/>
    </style:style>
    <style:style style:name="T21_8" style:family="text">
      <style:text-properties fo:color="#ff0000"/>
    </style:style>
    <style:style style:name="T21_9" style:family="text">
      <style:text-properties fo:color="#ff0000"/>
    </style:style>
    <style:style style:name="T21_10" style:family="text">
      <style:text-properties fo:color="#ff0000"/>
    </style:style>
    <style:style style:name="T21_11" style:family="text">
      <style:text-properties fo:color="#ff0000"/>
    </style:style>
    <style:style style:name="T21_12" style:family="text">
      <style:text-properties fo:color="#ff0000"/>
    </style:style>
    <style:style style:name="T21_13" style:family="text">
      <style:text-properties fo:color="#ff0000"/>
    </style:style>
    <style:style style:name="T21_14" style:family="text">
      <style:text-properties fo:color="#ff0000"/>
    </style:style>
    <style:style style:name="T21_15" style:family="text">
      <style:text-properties fo:color="#ff0000"/>
    </style:style>
    <style:style style:name="T21_16" style:family="text">
      <style:text-properties fo:color="#ff0000"/>
    </style:style>
    <style:style style:name="T21_17" style:family="text">
      <style:text-properties fo:color="#ff0000"/>
    </style:style>
    <style:style style:name="T21_18" style:family="text">
      <style:text-properties fo:color="#ff0000"/>
    </style:style>
    <style:style style:name="T21_19" style:family="text">
      <style:text-properties fo:color="#ff0000"/>
    </style:style>
    <style:style style:name="T21_20" style:family="text">
      <style:text-properties fo:color="#ff0000"/>
    </style:style>
    <style:style style:name="T21_21" style:family="text">
      <style:text-properties fo:color="#ff0000"/>
    </style:style>
    <style:style style:name="T21_22" style:family="text">
      <style:text-properties fo:color="#ff0000"/>
    </style:style>
    <style:style style:name="T21_23" style:family="text">
      <style:text-properties fo:color="#ff0000"/>
    </style:style>
    <style:style style:name="T21_24" style:family="text">
      <style:text-properties fo:color="#ff0000"/>
    </style:style>
    <style:style style:name="T21_25" style:family="text">
      <style:text-properties fo:color="#ff0000"/>
    </style:style>
    <style:style style:name="T21_26" style:family="text">
      <style:text-properties fo:color="#ff0000"/>
    </style:style>
    <style:style style:name="T21_27" style:family="text">
      <style:text-properties fo:color="#ff0000"/>
    </style:style>
    <style:style style:name="T21_28" style:family="text">
      <style:text-properties fo:color="#ff0000"/>
    </style:style>
    <style:style style:name="T21_29" style:family="text">
      <style:text-properties fo:color="#ff0000"/>
    </style:style>
    <style:style style:name="T21_30" style:family="text">
      <style:text-properties fo:color="#ff0000"/>
    </style:style>
    <style:style style:name="T21_31" style:family="text">
      <style:text-properties fo:color="#ff0000"/>
    </style:style>
    <style:style style:name="T21_32" style:family="text">
      <style:text-properties fo:color="#ff0000"/>
    </style:style>
    <style:style style:name="T21_33" style:family="text">
      <style:text-properties fo:color="#ff0000"/>
    </style:style>
    <style:style style:name="T21_34" style:family="text">
      <style:text-properties fo:color="#ff0000"/>
    </style:style>
    <style:style style:name="T21_35" style:family="text">
      <style:text-properties fo:color="#ff0000"/>
    </style:style>
    <style:style style:name="T21_36" style:family="text">
      <style:text-properties fo:color="#ff0000"/>
    </style:style>
    <style:style style:name="T21_37" style:family="text">
      <style:text-properties fo:color="#ff0000"/>
    </style:style>
    <style:style style:name="T21_38" style:family="text">
      <style:text-properties fo:color="#ff0000"/>
    </style:style>
    <style:style style:name="T21_39" style:family="text">
      <style:text-properties fo:color="#ff0000"/>
    </style:style>
    <style:style style:name="T21_40" style:family="text">
      <style:text-properties fo:color="#ff0000"/>
    </style:style>
    <style:style style:name="T21_41" style:family="text">
      <style:text-properties fo:color="#ff0000"/>
    </style:style>
    <style:style style:name="T21_42" style:family="text">
      <style:text-properties fo:color="#ff0000"/>
    </style:style>
    <style:style style:name="T21_43" style:family="text">
      <style:text-properties fo:color="#ff0000"/>
    </style:style>
    <style:style style:name="T21_44" style:family="text">
      <style:text-properties fo:color="#ff0000"/>
    </style:style>
    <style:style style:name="T21_45" style:family="text">
      <style:text-properties fo:color="#ff0000"/>
    </style:style>
    <style:style style:name="T21_46" style:family="text">
      <style:text-properties fo:color="#ff0000"/>
    </style:style>
    <style:style style:name="T21_47" style:family="text">
      <style:text-properties fo:color="#ff0000"/>
    </style:style>
    <style:style style:name="T21_48" style:family="text">
      <style:text-properties fo:color="#ff0000"/>
    </style:style>
    <style:style style:name="T21_49" style:family="text">
      <style:text-properties fo:color="#ff0000"/>
    </style:style>
    <style:style style:name="T21_50" style:family="text">
      <style:text-properties fo:color="#ff0000"/>
    </style:style>
    <style:style style:name="T21_51" style:family="text">
      <style:text-properties fo:color="#ff0000"/>
    </style:style>
    <style:style style:name="T21_52" style:family="text">
      <style:text-properties fo:color="#ff0000"/>
    </style:style>
    <style:style style:name="T21_53" style:family="text">
      <style:text-properties fo:color="#ff0000"/>
    </style:style>
    <style:style style:name="T21_54" style:family="text">
      <style:text-properties fo:color="#ff0000"/>
    </style:style>
    <style:style style:name="T21_55" style:family="text">
      <style:text-properties fo:color="#ff0000"/>
    </style:style>
    <style:style style:name="T21_56" style:family="text">
      <style:text-properties fo:color="#ff0000"/>
    </style:style>
    <style:style style:name="T21_57" style:family="text">
      <style:text-properties fo:color="#ff0000"/>
    </style:style>
    <style:style style:name="T21_58" style:family="text">
      <style:text-properties fo:color="#ff0000"/>
    </style:style>
    <style:style style:name="T21_59" style:family="text">
      <style:text-properties fo:color="#ff0000"/>
    </style:style>
    <style:style style:name="T21_60" style:family="text">
      <style:text-properties fo:color="#ff0000"/>
    </style:style>
    <style:style style:name="T21_61" style:family="text">
      <style:text-properties fo:color="#ff0000"/>
    </style:style>
    <style:style style:name="T21_62" style:family="text">
      <style:text-properties fo:color="#ff0000"/>
    </style:style>
    <style:style style:name="T21_63" style:family="text">
      <style:text-properties fo:color="#ff0000"/>
    </style:style>
    <style:style style:name="T21_64" style:family="text">
      <style:text-properties fo:color="#ff0000"/>
    </style:style>
    <style:style style:name="T21_65" style:family="text">
      <style:text-properties fo:color="#ff0000"/>
    </style:style>
    <style:style style:name="T21_66" style:family="text">
      <style:text-properties fo:color="#ff0000"/>
    </style:style>
    <style:style style:name="T21_67" style:family="text">
      <style:text-properties fo:color="#ff0000"/>
    </style:style>
    <style:style style:name="T21_68" style:family="text">
      <style:text-properties fo:color="#ff0000"/>
    </style:style>
    <style:style style:name="T21_69" style:family="text">
      <style:text-properties fo:color="#ff0000"/>
    </style:style>
    <style:style style:name="T21_70" style:family="text">
      <style:text-properties fo:color="#ff0000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274e13" style:font-name="Consolas" style:font-name-asian="Consolas" style:font-name-complex="Consolas"/>
    </style:style>
    <style:style style:name="T28_2" style:family="text">
      <style:text-properties fo:color="#274e13" style:font-name="Consolas" style:font-name-asian="Consolas" style:font-name-complex="Consolas"/>
    </style:style>
    <style:style style:name="T28_3" style:family="text">
      <style:text-properties fo:color="#274e13" style:font-name="Consolas" style:font-name-asian="Consolas" style:font-name-complex="Consolas"/>
    </style:style>
    <style:style style:name="T28_4" style:family="text">
      <style:text-properties fo:color="#274e13" style:font-name="Consolas" style:font-name-asian="Consolas" style:font-name-complex="Consolas"/>
    </style:style>
    <style:style style:name="T28_5" style:family="text">
      <style:text-properties fo:color="#274e13" style:font-name="Consolas" style:font-name-asian="Consolas" style:font-name-complex="Consolas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274e13" style:font-name="Consolas" style:font-name-asian="Consolas" style:font-name-complex="Consolas"/>
    </style:style>
    <style:style style:name="T29_2" style:family="text">
      <style:text-properties fo:color="#274e13" style:font-name="Consolas" style:font-name-asian="Consolas" style:font-name-complex="Consolas"/>
    </style:style>
    <style:style style:name="T29_3" style:family="text">
      <style:text-properties fo:color="#274e13" style:font-name="Consolas" style:font-name-asian="Consolas" style:font-name-complex="Consolas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274e13" style:font-name="Consolas" style:font-name-asian="Consolas" style:font-name-complex="Consolas"/>
    </style:style>
    <style:style style:name="T30_2" style:family="text">
      <style:text-properties fo:color="#274e13" style:font-name="Consolas" style:font-name-asian="Consolas" style:font-name-complex="Consolas"/>
    </style:style>
    <style:style style:name="T30_3" style:family="text">
      <style:text-properties fo:color="#274e13" style:font-name="Consolas" style:font-name-asian="Consolas" style:font-name-complex="Consolas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274e13" style:font-name="Consolas" style:font-name-asian="Consolas" style:font-name-complex="Consolas"/>
    </style:style>
    <style:style style:name="T31_2" style:family="text">
      <style:text-properties fo:color="#274e13" style:font-name="Consolas" style:font-name-asian="Consolas" style:font-name-complex="Consolas"/>
    </style:style>
    <style:style style:name="T31_3" style:family="text">
      <style:text-properties fo:color="#274e13" style:font-name="Consolas" style:font-name-asian="Consolas" style:font-name-complex="Consolas"/>
    </style:style>
    <style:style style:name="T31_4" style:family="text">
      <style:text-properties fo:color="#274e13" style:font-name="Consolas" style:font-name-asian="Consolas" style:font-name-complex="Consolas"/>
    </style:style>
    <style:style style:name="T31_5" style:family="text">
      <style:text-properties fo:color="#274e13" style:font-name="Consolas" style:font-name-asian="Consolas" style:font-name-complex="Consolas"/>
    </style:style>
    <style:style style:name="T31_6" style:family="text">
      <style:text-properties fo:color="#274e13" style:font-name="Consolas" style:font-name-asian="Consolas" style:font-name-complex="Consolas"/>
    </style:style>
    <style:style style:name="T31_7" style:family="text">
      <style:text-properties fo:color="#274e13" style:font-name="Consolas" style:font-name-asian="Consolas" style:font-name-complex="Consolas"/>
    </style:style>
    <style:style style:name="T31_8" style:family="text">
      <style:text-properties fo:color="#274e13" style:font-name="Consolas" style:font-name-asian="Consolas" style:font-name-complex="Consolas"/>
    </style:style>
    <style:style style:name="T31_9" style:family="text">
      <style:text-properties fo:color="#274e13" style:font-name="Consolas" style:font-name-asian="Consolas" style:font-name-complex="Consolas"/>
    </style:style>
    <style:style style:name="T31_10" style:family="text">
      <style:text-properties fo:color="#274e13" style:font-name="Consolas" style:font-name-asian="Consolas" style:font-name-complex="Consolas"/>
    </style:style>
    <style:style style:name="T31_11" style:family="text">
      <style:text-properties fo:color="#274e13" style:font-name="Consolas" style:font-name-asian="Consolas" style:font-name-complex="Consolas"/>
    </style:style>
    <style:style style:name="T31_12" style:family="text">
      <style:text-properties fo:color="#274e13" style:font-name="Consolas" style:font-name-asian="Consolas" style:font-name-complex="Consolas"/>
    </style:style>
    <style:style style:name="T31_13" style:family="text">
      <style:text-properties fo:color="#274e13" style:font-name="Consolas" style:font-name-asian="Consolas" style:font-name-complex="Consolas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274e13" style:font-name="Consolas" style:font-name-asian="Consolas" style:font-name-complex="Consolas"/>
    </style:style>
    <style:style style:name="T32_2" style:family="text">
      <style:text-properties fo:color="#274e13" style:font-name="Consolas" style:font-name-asian="Consolas" style:font-name-complex="Consolas"/>
    </style:style>
    <style:style style:name="T32_3" style:family="text">
      <style:text-properties fo:color="#274e13" style:font-name="Consolas" style:font-name-asian="Consolas" style:font-name-complex="Consolas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274e13" style:font-name="Consolas" style:font-name-asian="Consolas" style:font-name-complex="Consolas"/>
    </style:style>
    <style:style style:name="T33_2" style:family="text">
      <style:text-properties fo:color="#274e13" style:font-name="Consolas" style:font-name-asian="Consolas" style:font-name-complex="Consolas"/>
    </style:style>
    <style:style style:name="T33_3" style:family="text">
      <style:text-properties fo:color="#274e13" style:font-name="Consolas" style:font-name-asian="Consolas" style:font-name-complex="Consolas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274e13" style:font-name="Consolas" style:font-name-asian="Consolas" style:font-name-complex="Consolas"/>
    </style:style>
    <style:style style:name="T34_2" style:family="text">
      <style:text-properties fo:color="#274e13" style:font-name="Consolas" style:font-name-asian="Consolas" style:font-name-complex="Consolas"/>
    </style:style>
    <style:style style:name="T34_3" style:family="text">
      <style:text-properties fo:color="#274e13" style:font-name="Consolas" style:font-name-asian="Consolas" style:font-name-complex="Consolas"/>
    </style:style>
    <style:style style:name="T34_4" style:family="text">
      <style:text-properties fo:color="#274e13" style:font-name="Consolas" style:font-name-asian="Consolas" style:font-name-complex="Consolas"/>
    </style:style>
    <style:style style:name="T34_5" style:family="text">
      <style:text-properties fo:color="#274e13" style:font-name="Consolas" style:font-name-asian="Consolas" style:font-name-complex="Consolas"/>
    </style:style>
    <style:style style:name="T34_6" style:family="text">
      <style:text-properties fo:color="#274e13" style:font-name="Consolas" style:font-name-asian="Consolas" style:font-name-complex="Consolas"/>
    </style:style>
    <style:style style:name="T34_7" style:family="text">
      <style:text-properties fo:color="#274e13" style:font-name="Consolas" style:font-name-asian="Consolas" style:font-name-complex="Consolas"/>
    </style:style>
    <style:style style:name="T34_8" style:family="text">
      <style:text-properties fo:color="#274e13" style:font-name="Consolas" style:font-name-asian="Consolas" style:font-name-complex="Consolas"/>
    </style:style>
    <style:style style:name="T34_9" style:family="text">
      <style:text-properties fo:color="#274e13" style:font-name="Consolas" style:font-name-asian="Consolas" style:font-name-complex="Consolas"/>
    </style:style>
    <style:style style:name="T34_10" style:family="text">
      <style:text-properties fo:color="#274e13" style:font-name="Consolas" style:font-name-asian="Consolas" style:font-name-complex="Consolas"/>
    </style:style>
    <style:style style:name="T34_11" style:family="text">
      <style:text-properties fo:color="#274e13" style:font-name="Consolas" style:font-name-asian="Consolas" style:font-name-complex="Consolas"/>
    </style:style>
    <style:style style:name="T34_12" style:family="text">
      <style:text-properties fo:color="#274e13" style:font-name="Consolas" style:font-name-asian="Consolas" style:font-name-complex="Consolas"/>
    </style:style>
    <style:style style:name="T34_13" style:family="text">
      <style:text-properties fo:color="#274e13" style:font-name="Consolas" style:font-name-asian="Consolas" style:font-name-complex="Consolas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274e13" style:font-name="Consolas" style:font-name-asian="Consolas" style:font-name-complex="Consolas"/>
    </style:style>
    <style:style style:name="T35_2" style:family="text">
      <style:text-properties fo:color="#274e13" style:font-name="Consolas" style:font-name-asian="Consolas" style:font-name-complex="Consolas"/>
    </style:style>
    <style:style style:name="T35_3" style:family="text">
      <style:text-properties fo:color="#274e13" style:font-name="Consolas" style:font-name-asian="Consolas" style:font-name-complex="Consolas"/>
    </style:style>
    <style:style style:name="T35_4" style:family="text">
      <style:text-properties fo:color="#274e13" style:font-name="Consolas" style:font-name-asian="Consolas" style:font-name-complex="Consolas"/>
    </style:style>
    <style:style style:name="T35_5" style:family="text">
      <style:text-properties fo:color="#274e13" style:font-name="Consolas" style:font-name-asian="Consolas" style:font-name-complex="Consolas"/>
    </style:style>
    <style:style style:name="T35_6" style:family="text">
      <style:text-properties fo:color="#274e13" style:font-name="Consolas" style:font-name-asian="Consolas" style:font-name-complex="Consolas"/>
    </style:style>
    <style:style style:name="T35_7" style:family="text">
      <style:text-properties fo:color="#274e13" style:font-name="Consolas" style:font-name-asian="Consolas" style:font-name-complex="Consolas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274e13" style:font-name="Consolas" style:font-name-asian="Consolas" style:font-name-complex="Consolas"/>
    </style:style>
    <style:style style:name="T36_2" style:family="text">
      <style:text-properties fo:color="#274e13" style:font-name="Consolas" style:font-name-asian="Consolas" style:font-name-complex="Consolas"/>
    </style:style>
    <style:style style:name="T36_3" style:family="text">
      <style:text-properties fo:color="#274e13" style:font-name="Consolas" style:font-name-asian="Consolas" style:font-name-complex="Consolas"/>
    </style:style>
    <style:style style:name="T36_4" style:family="text">
      <style:text-properties fo:color="#274e13" style:font-name="Consolas" style:font-name-asian="Consolas" style:font-name-complex="Consolas"/>
    </style:style>
    <style:style style:name="T36_5" style:family="text">
      <style:text-properties fo:color="#274e13" style:font-name="Consolas" style:font-name-asian="Consolas" style:font-name-complex="Consolas"/>
    </style:style>
    <style:style style:name="T36_6" style:family="text">
      <style:text-properties fo:color="#274e13" style:font-name="Consolas" style:font-name-asian="Consolas" style:font-name-complex="Consolas"/>
    </style:style>
    <style:style style:name="T36_7" style:family="text">
      <style:text-properties fo:color="#274e13" style:font-name="Consolas" style:font-name-asian="Consolas" style:font-name-complex="Consolas"/>
    </style:style>
    <style:style style:name="T36_8" style:family="text">
      <style:text-properties fo:color="#274e13" style:font-name="Consolas" style:font-name-asian="Consolas" style:font-name-complex="Consolas"/>
    </style:style>
    <style:style style:name="T36_9" style:family="text">
      <style:text-properties fo:color="#274e13" style:font-name="Consolas" style:font-name-asian="Consolas" style:font-name-complex="Consolas"/>
    </style:style>
    <style:style style:name="T36_10" style:family="text">
      <style:text-properties fo:color="#274e13" style:font-name="Consolas" style:font-name-asian="Consolas" style:font-name-complex="Consolas"/>
    </style:style>
    <style:style style:name="T36_11" style:family="text">
      <style:text-properties fo:color="#274e13" style:font-name="Consolas" style:font-name-asian="Consolas" style:font-name-complex="Consolas"/>
    </style:style>
    <style:style style:name="T36_12" style:family="text">
      <style:text-properties fo:color="#274e13" style:font-name="Consolas" style:font-name-asian="Consolas" style:font-name-complex="Consolas"/>
    </style:style>
    <style:style style:name="T36_13" style:family="text">
      <style:text-properties fo:color="#274e13" style:font-name="Consolas" style:font-name-asian="Consolas" style:font-name-complex="Consolas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color="#274e13" style:font-name="Consolas" style:font-name-asian="Consolas" style:font-name-complex="Consolas"/>
    </style:style>
    <style:style style:name="T37_2" style:family="text">
      <style:text-properties fo:color="#274e13" style:font-name="Consolas" style:font-name-asian="Consolas" style:font-name-complex="Consolas"/>
    </style:style>
    <style:style style:name="T37_3" style:family="text">
      <style:text-properties fo:color="#274e13" style:font-name="Consolas" style:font-name-asian="Consolas" style:font-name-complex="Consolas"/>
    </style:style>
    <style:style style:name="T37_4" style:family="text">
      <style:text-properties fo:color="#274e13" style:font-name="Consolas" style:font-name-asian="Consolas" style:font-name-complex="Consolas"/>
    </style:style>
    <style:style style:name="T37_5" style:family="text">
      <style:text-properties fo:color="#274e13" style:font-name="Consolas" style:font-name-asian="Consolas" style:font-name-complex="Consolas"/>
    </style:style>
    <style:style style:name="T37_6" style:family="text">
      <style:text-properties fo:color="#274e13" style:font-name="Consolas" style:font-name-asian="Consolas" style:font-name-complex="Consolas"/>
    </style:style>
    <style:style style:name="T37_7" style:family="text">
      <style:text-properties fo:color="#274e13" style:font-name="Consolas" style:font-name-asian="Consolas" style:font-name-complex="Consolas"/>
    </style:style>
    <style:style style:name="T37_8" style:family="text">
      <style:text-properties fo:color="#274e13" style:font-name="Consolas" style:font-name-asian="Consolas" style:font-name-complex="Consolas"/>
    </style:style>
    <style:style style:name="T37_9" style:family="text">
      <style:text-properties fo:color="#274e13" style:font-name="Consolas" style:font-name-asian="Consolas" style:font-name-complex="Consolas"/>
    </style:style>
    <style:style style:name="T37_10" style:family="text">
      <style:text-properties fo:color="#274e13" style:font-name="Consolas" style:font-name-asian="Consolas" style:font-name-complex="Consolas"/>
    </style:style>
    <style:style style:name="T37_11" style:family="text">
      <style:text-properties fo:color="#274e13" style:font-name="Consolas" style:font-name-asian="Consolas" style:font-name-complex="Consolas"/>
    </style:style>
    <style:style style:name="T37_12" style:family="text">
      <style:text-properties fo:color="#274e13" style:font-name="Consolas" style:font-name-asian="Consolas" style:font-name-complex="Consolas"/>
    </style:style>
    <style:style style:name="T37_13" style:family="text">
      <style:text-properties fo:color="#274e13" style:font-name="Consolas" style:font-name-asian="Consolas" style:font-name-complex="Consolas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color="#274e13" style:font-name="Consolas" style:font-name-asian="Consolas" style:font-name-complex="Consolas"/>
    </style:style>
    <style:style style:name="T38_2" style:family="text">
      <style:text-properties fo:color="#274e13" style:font-name="Consolas" style:font-name-asian="Consolas" style:font-name-complex="Consolas"/>
    </style:style>
    <style:style style:name="T38_3" style:family="text">
      <style:text-properties fo:color="#274e13" style:font-name="Consolas" style:font-name-asian="Consolas" style:font-name-complex="Consolas"/>
    </style:style>
    <style:style style:name="T38_4" style:family="text">
      <style:text-properties fo:color="#274e13" style:font-name="Consolas" style:font-name-asian="Consolas" style:font-name-complex="Consolas"/>
    </style:style>
    <style:style style:name="T38_5" style:family="text">
      <style:text-properties fo:color="#274e13" style:font-name="Consolas" style:font-name-asian="Consolas" style:font-name-complex="Consolas"/>
    </style:style>
    <style:style style:name="T38_6" style:family="text">
      <style:text-properties fo:color="#274e13" style:font-name="Consolas" style:font-name-asian="Consolas" style:font-name-complex="Consolas"/>
    </style:style>
    <style:style style:name="T38_7" style:family="text">
      <style:text-properties fo:color="#274e13" style:font-name="Consolas" style:font-name-asian="Consolas" style:font-name-complex="Consolas"/>
    </style:style>
    <style:style style:name="T38_8" style:family="text">
      <style:text-properties fo:color="#274e13" style:font-name="Consolas" style:font-name-asian="Consolas" style:font-name-complex="Consolas"/>
    </style:style>
    <style:style style:name="T38_9" style:family="text">
      <style:text-properties fo:color="#274e13" style:font-name="Consolas" style:font-name-asian="Consolas" style:font-name-complex="Consolas"/>
    </style:style>
    <style:style style:name="T38_10" style:family="text">
      <style:text-properties fo:color="#274e13" style:font-name="Consolas" style:font-name-asian="Consolas" style:font-name-complex="Consolas"/>
    </style:style>
    <style:style style:name="T38_11" style:family="text">
      <style:text-properties fo:color="#274e13" style:font-name="Consolas" style:font-name-asian="Consolas" style:font-name-complex="Consolas"/>
    </style:style>
    <style:style style:name="T38_12" style:family="text">
      <style:text-properties fo:color="#274e13" style:font-name="Consolas" style:font-name-asian="Consolas" style:font-name-complex="Consolas"/>
    </style:style>
    <style:style style:name="T38_13" style:family="text">
      <style:text-properties fo:color="#274e13" style:font-name="Consolas" style:font-name-asian="Consolas" style:font-name-complex="Consolas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274e13" style:font-name="Consolas" style:font-name-asian="Consolas" style:font-name-complex="Consolas"/>
    </style:style>
    <style:style style:name="T39_2" style:family="text">
      <style:text-properties fo:color="#274e13" style:font-name="Consolas" style:font-name-asian="Consolas" style:font-name-complex="Consolas"/>
    </style:style>
    <style:style style:name="T39_3" style:family="text">
      <style:text-properties fo:color="#274e13" style:font-name="Consolas" style:font-name-asian="Consolas" style:font-name-complex="Consolas"/>
    </style:style>
    <style:style style:name="T39_4" style:family="text">
      <style:text-properties fo:color="#274e13" style:font-name="Consolas" style:font-name-asian="Consolas" style:font-name-complex="Consolas"/>
    </style:style>
    <style:style style:name="T39_5" style:family="text">
      <style:text-properties fo:color="#274e13" style:font-name="Consolas" style:font-name-asian="Consolas" style:font-name-complex="Consolas"/>
    </style:style>
    <style:style style:name="T39_6" style:family="text">
      <style:text-properties fo:color="#274e13" style:font-name="Consolas" style:font-name-asian="Consolas" style:font-name-complex="Consolas"/>
    </style:style>
    <style:style style:name="T39_7" style:family="text">
      <style:text-properties fo:color="#274e13" style:font-name="Consolas" style:font-name-asian="Consolas" style:font-name-complex="Consolas"/>
    </style:style>
    <style:style style:name="T39_8" style:family="text">
      <style:text-properties fo:color="#274e13" style:font-name="Consolas" style:font-name-asian="Consolas" style:font-name-complex="Consolas"/>
    </style:style>
    <style:style style:name="T39_9" style:family="text">
      <style:text-properties fo:color="#274e13" style:font-name="Consolas" style:font-name-asian="Consolas" style:font-name-complex="Consolas"/>
    </style:style>
    <style:style style:name="T39_10" style:family="text">
      <style:text-properties fo:color="#274e13" style:font-name="Consolas" style:font-name-asian="Consolas" style:font-name-complex="Consolas"/>
    </style:style>
    <style:style style:name="T39_11" style:family="text">
      <style:text-properties fo:color="#274e13" style:font-name="Consolas" style:font-name-asian="Consolas" style:font-name-complex="Consolas"/>
    </style:style>
    <style:style style:name="T39_12" style:family="text">
      <style:text-properties fo:color="#274e13" style:font-name="Consolas" style:font-name-asian="Consolas" style:font-name-complex="Consolas"/>
    </style:style>
    <style:style style:name="T39_13" style:family="text">
      <style:text-properties fo:color="#274e13" style:font-name="Consolas" style:font-name-asian="Consolas" style:font-name-complex="Consolas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274e13" style:font-name="Consolas" style:font-name-asian="Consolas" style:font-name-complex="Consolas"/>
    </style:style>
    <style:style style:name="T40_2" style:family="text">
      <style:text-properties fo:color="#274e13" style:font-name="Consolas" style:font-name-asian="Consolas" style:font-name-complex="Consolas"/>
    </style:style>
    <style:style style:name="T40_3" style:family="text">
      <style:text-properties fo:color="#274e13" style:font-name="Consolas" style:font-name-asian="Consolas" style:font-name-complex="Consolas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274e13" style:font-name="Consolas" style:font-name-asian="Consolas" style:font-name-complex="Consolas"/>
    </style:style>
    <style:style style:name="T41_2" style:family="text">
      <style:text-properties fo:color="#274e13" style:font-name="Consolas" style:font-name-asian="Consolas" style:font-name-complex="Consolas"/>
    </style:style>
    <style:style style:name="T41_3" style:family="text">
      <style:text-properties fo:color="#274e13" style:font-name="Consolas" style:font-name-asian="Consolas" style:font-name-complex="Consolas"/>
    </style:style>
    <style:style style:name="T41_4" style:family="text">
      <style:text-properties fo:color="#274e13" style:font-name="Consolas" style:font-name-asian="Consolas" style:font-name-complex="Consolas"/>
    </style:style>
    <style:style style:name="T41_5" style:family="text">
      <style:text-properties fo:color="#274e13" style:font-name="Consolas" style:font-name-asian="Consolas" style:font-name-complex="Consolas"/>
    </style:style>
    <style:style style:name="T41_6" style:family="text">
      <style:text-properties fo:color="#274e13" style:font-name="Consolas" style:font-name-asian="Consolas" style:font-name-complex="Consolas"/>
    </style:style>
    <style:style style:name="T41_7" style:family="text">
      <style:text-properties fo:color="#274e13" style:font-name="Consolas" style:font-name-asian="Consolas" style:font-name-complex="Consolas"/>
    </style:style>
    <style:style style:name="T41_8" style:family="text">
      <style:text-properties fo:color="#274e13" style:font-name="Consolas" style:font-name-asian="Consolas" style:font-name-complex="Consolas"/>
    </style:style>
    <style:style style:name="T41_9" style:family="text">
      <style:text-properties fo:color="#274e13" style:font-name="Consolas" style:font-name-asian="Consolas" style:font-name-complex="Consolas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274e13" style:font-name="Consolas" style:font-name-asian="Consolas" style:font-name-complex="Consolas"/>
    </style:style>
    <style:style style:name="T42_2" style:family="text">
      <style:text-properties fo:color="#274e13" style:font-name="Consolas" style:font-name-asian="Consolas" style:font-name-complex="Consolas"/>
    </style:style>
    <style:style style:name="T42_3" style:family="text">
      <style:text-properties fo:color="#274e13" style:font-name="Consolas" style:font-name-asian="Consolas" style:font-name-complex="Consolas"/>
    </style:style>
    <style:style style:name="T42_4" style:family="text">
      <style:text-properties fo:color="#274e13" style:font-name="Consolas" style:font-name-asian="Consolas" style:font-name-complex="Consolas"/>
    </style:style>
    <style:style style:name="T42_5" style:family="text">
      <style:text-properties fo:color="#274e13" style:font-name="Consolas" style:font-name-asian="Consolas" style:font-name-complex="Consolas"/>
    </style:style>
    <style:style style:name="T42_6" style:family="text">
      <style:text-properties fo:color="#274e13" style:font-name="Consolas" style:font-name-asian="Consolas" style:font-name-complex="Consolas"/>
    </style:style>
    <style:style style:name="T42_7" style:family="text">
      <style:text-properties fo:color="#274e13" style:font-name="Consolas" style:font-name-asian="Consolas" style:font-name-complex="Consolas"/>
    </style:style>
    <style:style style:name="T42_8" style:family="text">
      <style:text-properties fo:color="#274e13" style:font-name="Consolas" style:font-name-asian="Consolas" style:font-name-complex="Consolas"/>
    </style:style>
    <style:style style:name="T42_9" style:family="text">
      <style:text-properties fo:color="#274e13" style:font-name="Consolas" style:font-name-asian="Consolas" style:font-name-complex="Consolas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274e13" style:font-name="Consolas" style:font-name-asian="Consolas" style:font-name-complex="Consolas"/>
    </style:style>
    <style:style style:name="T43_2" style:family="text">
      <style:text-properties fo:color="#274e13" style:font-name="Consolas" style:font-name-asian="Consolas" style:font-name-complex="Consolas"/>
    </style:style>
    <style:style style:name="T43_3" style:family="text">
      <style:text-properties fo:color="#274e13" style:font-name="Consolas" style:font-name-asian="Consolas" style:font-name-complex="Consolas"/>
    </style:style>
    <style:style style:name="T43_4" style:family="text">
      <style:text-properties fo:color="#274e13" style:font-name="Consolas" style:font-name-asian="Consolas" style:font-name-complex="Consolas"/>
    </style:style>
    <style:style style:name="T43_5" style:family="text">
      <style:text-properties fo:color="#274e13" style:font-name="Consolas" style:font-name-asian="Consolas" style:font-name-complex="Consolas"/>
    </style:style>
    <style:style style:name="T43_6" style:family="text">
      <style:text-properties fo:color="#274e13" style:font-name="Consolas" style:font-name-asian="Consolas" style:font-name-complex="Consolas"/>
    </style:style>
    <style:style style:name="T43_7" style:family="text">
      <style:text-properties fo:color="#274e13" style:font-name="Consolas" style:font-name-asian="Consolas" style:font-name-complex="Consolas"/>
    </style:style>
    <style:style style:name="T43_8" style:family="text">
      <style:text-properties fo:color="#274e13" style:font-name="Consolas" style:font-name-asian="Consolas" style:font-name-complex="Consolas"/>
    </style:style>
    <style:style style:name="T43_9" style:family="text">
      <style:text-properties fo:color="#274e13" style:font-name="Consolas" style:font-name-asian="Consolas" style:font-name-complex="Consolas"/>
    </style:style>
    <style:style style:name="T43_10" style:family="text">
      <style:text-properties fo:color="#274e13" style:font-name="Consolas" style:font-name-asian="Consolas" style:font-name-complex="Consolas"/>
    </style:style>
    <style:style style:name="T43_11" style:family="text">
      <style:text-properties fo:color="#274e13" style:font-name="Consolas" style:font-name-asian="Consolas" style:font-name-complex="Consolas"/>
    </style:style>
    <style:style style:name="T43_12" style:family="text">
      <style:text-properties fo:color="#274e13" style:font-name="Consolas" style:font-name-asian="Consolas" style:font-name-complex="Consolas"/>
    </style:style>
    <style:style style:name="T43_13" style:family="text">
      <style:text-properties fo:color="#274e13" style:font-name="Consolas" style:font-name-asian="Consolas" style:font-name-complex="Consolas"/>
    </style:style>
    <style:style style:name="T43_14" style:family="text">
      <style:text-properties fo:color="#274e13" style:font-name="Consolas" style:font-name-asian="Consolas" style:font-name-complex="Consolas"/>
    </style:style>
    <style:style style:name="T43_15" style:family="text">
      <style:text-properties fo:color="#274e13" style:font-name="Consolas" style:font-name-asian="Consolas" style:font-name-complex="Consolas"/>
    </style:style>
    <style:style style:name="T43_16" style:family="text">
      <style:text-properties fo:color="#274e13" style:font-name="Consolas" style:font-name-asian="Consolas" style:font-name-complex="Consolas"/>
    </style:style>
    <style:style style:name="T43_17" style:family="text">
      <style:text-properties fo:color="#274e13" style:font-name="Consolas" style:font-name-asian="Consolas" style:font-name-complex="Consolas"/>
    </style:style>
    <style:style style:name="T43_18" style:family="text">
      <style:text-properties fo:color="#274e13" style:font-name="Consolas" style:font-name-asian="Consolas" style:font-name-complex="Consolas"/>
    </style:style>
    <style:style style:name="T43_19" style:family="text">
      <style:text-properties fo:color="#274e13" style:font-name="Consolas" style:font-name-asian="Consolas" style:font-name-complex="Consolas"/>
    </style:style>
    <style:style style:name="T43_20" style:family="text">
      <style:text-properties fo:color="#274e13" style:font-name="Consolas" style:font-name-asian="Consolas" style:font-name-complex="Consolas"/>
    </style:style>
    <style:style style:name="T43_21" style:family="text">
      <style:text-properties fo:color="#274e13" style:font-name="Consolas" style:font-name-asian="Consolas" style:font-name-complex="Consolas"/>
    </style:style>
    <style:style style:name="T43_22" style:family="text">
      <style:text-properties fo:color="#274e13" style:font-name="Consolas" style:font-name-asian="Consolas" style:font-name-complex="Consolas"/>
    </style:style>
    <style:style style:name="T43_23" style:family="text">
      <style:text-properties fo:color="#274e13" style:font-name="Consolas" style:font-name-asian="Consolas" style:font-name-complex="Consolas"/>
    </style:style>
    <style:style style:name="T43_24" style:family="text">
      <style:text-properties fo:color="#274e13" style:font-name="Consolas" style:font-name-asian="Consolas" style:font-name-complex="Consolas"/>
    </style:style>
    <style:style style:name="T43_25" style:family="text">
      <style:text-properties fo:color="#274e13" style:font-name="Consolas" style:font-name-asian="Consolas" style:font-name-complex="Consolas"/>
    </style:style>
    <style:style style:name="T43_26" style:family="text">
      <style:text-properties fo:color="#274e13" style:font-name="Consolas" style:font-name-asian="Consolas" style:font-name-complex="Consolas"/>
    </style:style>
    <style:style style:name="T43_27" style:family="text">
      <style:text-properties fo:color="#274e13" style:font-name="Consolas" style:font-name-asian="Consolas" style:font-name-complex="Consolas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color="#274e13" style:font-name="Consolas" style:font-name-asian="Consolas" style:font-name-complex="Consolas"/>
    </style:style>
    <style:style style:name="T44_2" style:family="text">
      <style:text-properties fo:color="#274e13" style:font-name="Consolas" style:font-name-asian="Consolas" style:font-name-complex="Consolas"/>
    </style:style>
    <style:style style:name="T44_3" style:family="text">
      <style:text-properties fo:color="#274e13" style:font-name="Consolas" style:font-name-asian="Consolas" style:font-name-complex="Consolas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color="#274e13" style:font-name="Consolas" style:font-name-asian="Consolas" style:font-name-complex="Consolas"/>
    </style:style>
    <style:style style:name="T45_2" style:family="text">
      <style:text-properties fo:color="#274e13" style:font-name="Consolas" style:font-name-asian="Consolas" style:font-name-complex="Consolas"/>
    </style:style>
    <style:style style:name="T45_3" style:family="text">
      <style:text-properties fo:color="#274e13" style:font-name="Consolas" style:font-name-asian="Consolas" style:font-name-complex="Consolas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274e13" style:font-name="Consolas" style:font-name-asian="Consolas" style:font-name-complex="Consolas"/>
    </style:style>
    <style:style style:name="T46_2" style:family="text">
      <style:text-properties fo:color="#274e13" style:font-name="Consolas" style:font-name-asian="Consolas" style:font-name-complex="Consolas"/>
    </style:style>
    <style:style style:name="T46_3" style:family="text">
      <style:text-properties fo:color="#274e13" style:font-name="Consolas" style:font-name-asian="Consolas" style:font-name-complex="Consolas"/>
    </style:style>
    <style:style style:name="T46_4" style:family="text">
      <style:text-properties fo:color="#274e13" style:font-name="Consolas" style:font-name-asian="Consolas" style:font-name-complex="Consolas"/>
    </style:style>
    <style:style style:name="T46_5" style:family="text">
      <style:text-properties fo:color="#274e13" style:font-name="Consolas" style:font-name-asian="Consolas" style:font-name-complex="Consolas"/>
    </style:style>
    <style:style style:name="T46_6" style:family="text">
      <style:text-properties fo:color="#274e13" style:font-name="Consolas" style:font-name-asian="Consolas" style:font-name-complex="Consolas"/>
    </style:style>
    <style:style style:name="T46_7" style:family="text">
      <style:text-properties fo:color="#274e13" style:font-name="Consolas" style:font-name-asian="Consolas" style:font-name-complex="Consolas"/>
    </style:style>
    <style:style style:name="T46_8" style:family="text">
      <style:text-properties fo:color="#274e13" style:font-name="Consolas" style:font-name-asian="Consolas" style:font-name-complex="Consolas"/>
    </style:style>
    <style:style style:name="T46_9" style:family="text">
      <style:text-properties fo:color="#274e13" style:font-name="Consolas" style:font-name-asian="Consolas" style:font-name-complex="Consolas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274e13" style:font-name="Consolas" style:font-name-asian="Consolas" style:font-name-complex="Consolas"/>
    </style:style>
    <style:style style:name="T47_2" style:family="text">
      <style:text-properties fo:color="#274e13" style:font-name="Consolas" style:font-name-asian="Consolas" style:font-name-complex="Consolas"/>
    </style:style>
    <style:style style:name="T47_3" style:family="text">
      <style:text-properties fo:color="#274e13" style:font-name="Consolas" style:font-name-asian="Consolas" style:font-name-complex="Consolas"/>
    </style:style>
    <style:style style:name="T47_4" style:family="text">
      <style:text-properties fo:color="#274e13" style:font-name="Consolas" style:font-name-asian="Consolas" style:font-name-complex="Consolas"/>
    </style:style>
    <style:style style:name="T47_5" style:family="text">
      <style:text-properties fo:color="#274e13" style:font-name="Consolas" style:font-name-asian="Consolas" style:font-name-complex="Consolas"/>
    </style:style>
    <style:style style:name="T47_6" style:family="text">
      <style:text-properties fo:color="#274e13" style:font-name="Consolas" style:font-name-asian="Consolas" style:font-name-complex="Consolas"/>
    </style:style>
    <style:style style:name="T47_7" style:family="text">
      <style:text-properties fo:color="#274e13" style:font-name="Consolas" style:font-name-asian="Consolas" style:font-name-complex="Consolas"/>
    </style:style>
    <style:style style:name="T47_8" style:family="text">
      <style:text-properties fo:color="#274e13" style:font-name="Consolas" style:font-name-asian="Consolas" style:font-name-complex="Consolas"/>
    </style:style>
    <style:style style:name="T47_9" style:family="text">
      <style:text-properties fo:color="#274e13" style:font-name="Consolas" style:font-name-asian="Consolas" style:font-name-complex="Consolas"/>
    </style:style>
    <style:style style:name="T47_10" style:family="text">
      <style:text-properties fo:color="#274e13" style:font-name="Consolas" style:font-name-asian="Consolas" style:font-name-complex="Consolas"/>
    </style:style>
    <style:style style:name="T47_11" style:family="text">
      <style:text-properties fo:color="#274e13" style:font-name="Consolas" style:font-name-asian="Consolas" style:font-name-complex="Consolas"/>
    </style:style>
    <style:style style:name="T47_12" style:family="text">
      <style:text-properties fo:color="#274e13" style:font-name="Consolas" style:font-name-asian="Consolas" style:font-name-complex="Consolas"/>
    </style:style>
    <style:style style:name="T47_13" style:family="text">
      <style:text-properties fo:color="#274e13" style:font-name="Consolas" style:font-name-asian="Consolas" style:font-name-complex="Consolas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274e13" style:font-name="Consolas" style:font-name-asian="Consolas" style:font-name-complex="Consolas"/>
    </style:style>
    <style:style style:name="T48_2" style:family="text">
      <style:text-properties fo:color="#274e13" style:font-name="Consolas" style:font-name-asian="Consolas" style:font-name-complex="Consolas"/>
    </style:style>
    <style:style style:name="T48_3" style:family="text">
      <style:text-properties fo:color="#274e13" style:font-name="Consolas" style:font-name-asian="Consolas" style:font-name-complex="Consolas"/>
    </style:style>
    <style:style style:name="T48_4" style:family="text">
      <style:text-properties fo:color="#274e13" style:font-name="Consolas" style:font-name-asian="Consolas" style:font-name-complex="Consolas"/>
    </style:style>
    <style:style style:name="T48_5" style:family="text">
      <style:text-properties fo:color="#274e13" style:font-name="Consolas" style:font-name-asian="Consolas" style:font-name-complex="Consolas"/>
    </style:style>
    <style:style style:name="T48_6" style:family="text">
      <style:text-properties fo:color="#274e13" style:font-name="Consolas" style:font-name-asian="Consolas" style:font-name-complex="Consolas"/>
    </style:style>
    <style:style style:name="T48_7" style:family="text">
      <style:text-properties fo:color="#274e13" style:font-name="Consolas" style:font-name-asian="Consolas" style:font-name-complex="Consolas"/>
    </style:style>
    <style:style style:name="T48_8" style:family="text">
      <style:text-properties fo:color="#274e13" style:font-name="Consolas" style:font-name-asian="Consolas" style:font-name-complex="Consolas"/>
    </style:style>
    <style:style style:name="T48_9" style:family="text">
      <style:text-properties fo:color="#274e13" style:font-name="Consolas" style:font-name-asian="Consolas" style:font-name-complex="Consolas"/>
    </style:style>
    <style:style style:name="T48_10" style:family="text">
      <style:text-properties fo:color="#274e13" style:font-name="Consolas" style:font-name-asian="Consolas" style:font-name-complex="Consolas"/>
    </style:style>
    <style:style style:name="T48_11" style:family="text">
      <style:text-properties fo:color="#274e13" style:font-name="Consolas" style:font-name-asian="Consolas" style:font-name-complex="Consolas"/>
    </style:style>
    <style:style style:name="T48_12" style:family="text">
      <style:text-properties fo:color="#274e13" style:font-name="Consolas" style:font-name-asian="Consolas" style:font-name-complex="Consolas"/>
    </style:style>
    <style:style style:name="T48_13" style:family="text">
      <style:text-properties fo:color="#274e13" style:font-name="Consolas" style:font-name-asian="Consolas" style:font-name-complex="Consolas"/>
    </style:style>
    <style:style style:name="T48_14" style:family="text">
      <style:text-properties fo:color="#274e13" style:font-name="Consolas" style:font-name-asian="Consolas" style:font-name-complex="Consolas"/>
    </style:style>
    <style:style style:name="T48_15" style:family="text">
      <style:text-properties fo:color="#274e13" style:font-name="Consolas" style:font-name-asian="Consolas" style:font-name-complex="Consolas"/>
    </style:style>
    <style:style style:name="T48_16" style:family="text">
      <style:text-properties fo:color="#274e13" style:font-name="Consolas" style:font-name-asian="Consolas" style:font-name-complex="Consolas"/>
    </style:style>
    <style:style style:name="T48_17" style:family="text">
      <style:text-properties fo:color="#274e13" style:font-name="Consolas" style:font-name-asian="Consolas" style:font-name-complex="Consolas"/>
    </style:style>
    <style:style style:name="T48_18" style:family="text">
      <style:text-properties fo:color="#274e13" style:font-name="Consolas" style:font-name-asian="Consolas" style:font-name-complex="Consolas"/>
    </style:style>
    <style:style style:name="T48_19" style:family="text">
      <style:text-properties fo:color="#274e13" style:font-name="Consolas" style:font-name-asian="Consolas" style:font-name-complex="Consolas"/>
    </style:style>
    <style:style style:name="T48_20" style:family="text">
      <style:text-properties fo:color="#274e13" style:font-name="Consolas" style:font-name-asian="Consolas" style:font-name-complex="Consolas"/>
    </style:style>
    <style:style style:name="T48_21" style:family="text">
      <style:text-properties fo:color="#274e13" style:font-name="Consolas" style:font-name-asian="Consolas" style:font-name-complex="Consolas"/>
    </style:style>
    <style:style style:name="T48_22" style:family="text">
      <style:text-properties fo:color="#274e13" style:font-name="Consolas" style:font-name-asian="Consolas" style:font-name-complex="Consolas"/>
    </style:style>
    <style:style style:name="T48_23" style:family="text">
      <style:text-properties fo:color="#274e13" style:font-name="Consolas" style:font-name-asian="Consolas" style:font-name-complex="Consolas"/>
    </style:style>
    <style:style style:name="T48_24" style:family="text">
      <style:text-properties fo:color="#274e13" style:font-name="Consolas" style:font-name-asian="Consolas" style:font-name-complex="Consolas"/>
    </style:style>
    <style:style style:name="T48_25" style:family="text">
      <style:text-properties fo:color="#274e13" style:font-name="Consolas" style:font-name-asian="Consolas" style:font-name-complex="Consolas"/>
    </style:style>
    <style:style style:name="T48_26" style:family="text">
      <style:text-properties fo:color="#274e13" style:font-name="Consolas" style:font-name-asian="Consolas" style:font-name-complex="Consolas"/>
    </style:style>
    <style:style style:name="T48_27" style:family="text">
      <style:text-properties fo:color="#274e13" style:font-name="Consolas" style:font-name-asian="Consolas" style:font-name-complex="Consolas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274e13" style:font-name="Consolas" style:font-name-asian="Consolas" style:font-name-complex="Consolas"/>
    </style:style>
    <style:style style:name="T49_2" style:family="text">
      <style:text-properties fo:color="#274e13" style:font-name="Consolas" style:font-name-asian="Consolas" style:font-name-complex="Consolas"/>
    </style:style>
    <style:style style:name="T49_3" style:family="text">
      <style:text-properties fo:color="#274e13" style:font-name="Consolas" style:font-name-asian="Consolas" style:font-name-complex="Consolas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color="#274e13" style:font-name="Consolas" style:font-name-asian="Consolas" style:font-name-complex="Consolas"/>
    </style:style>
    <style:style style:name="T50_2" style:family="text">
      <style:text-properties fo:color="#274e13" style:font-name="Consolas" style:font-name-asian="Consolas" style:font-name-complex="Consolas"/>
    </style:style>
    <style:style style:name="T50_3" style:family="text">
      <style:text-properties fo:color="#274e13" style:font-name="Consolas" style:font-name-asian="Consolas" style:font-name-complex="Consolas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274e13" style:font-name="Consolas" style:font-name-asian="Consolas" style:font-name-complex="Consolas"/>
    </style:style>
    <style:style style:name="T51_2" style:family="text">
      <style:text-properties fo:color="#274e13" style:font-name="Consolas" style:font-name-asian="Consolas" style:font-name-complex="Consolas"/>
    </style:style>
    <style:style style:name="T51_3" style:family="text">
      <style:text-properties fo:color="#274e13" style:font-name="Consolas" style:font-name-asian="Consolas" style:font-name-complex="Consolas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274e13" style:font-name="Consolas" style:font-name-asian="Consolas" style:font-name-complex="Consolas"/>
    </style:style>
    <style:style style:name="T52_2" style:family="text">
      <style:text-properties fo:color="#274e13" style:font-name="Consolas" style:font-name-asian="Consolas" style:font-name-complex="Consolas"/>
    </style:style>
    <style:style style:name="T52_3" style:family="text">
      <style:text-properties fo:color="#274e13" style:font-name="Consolas" style:font-name-asian="Consolas" style:font-name-complex="Consolas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color="#ff0000"/>
    </style:style>
    <style:style style:name="T56_2" style:family="text">
      <style:text-properties fo:color="#ff0000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>
      <style:text-properties fo:background-color="#ffff00"/>
    </style:style>
    <style:style style:name="T59_3" style:family="text">
      <style:text-properties fo:background-color="#ffff00"/>
    </style:style>
    <style:style style:name="T59_4" style:family="text">
      <style:text-properties fo:background-color="#ffff00"/>
    </style:style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color="#ff0000"/>
    </style:style>
    <style:style style:name="T65_2" style:family="text">
      <style:text-properties fo:color="#ff0000"/>
    </style:style>
    <style:style style:name="T65_3" style:family="text">
      <style:text-properties fo:color="#ff0000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color="#ff0000"/>
    </style:style>
    <style:style style:name="T69_2" style:family="text">
      <style:text-properties fo:color="#ff0000"/>
    </style:style>
    <style:style style:name="T69_3" style:family="text">
      <style:text-properties fo:color="#ff0000"/>
    </style:style>
    <style:style style:name="T69_4" style:family="text">
      <style:text-properties fo:color="#ff0000"/>
    </style:style>
    <style:style style:name="T69_5" style:family="text">
      <style:text-properties fo:color="#ff0000"/>
    </style:style>
    <style:style style:name="T69_6" style:family="text">
      <style:text-properties fo:color="#ff0000"/>
    </style:style>
    <style:style style:name="T69_7" style:family="text">
      <style:text-properties fo:color="#ff0000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ff0000"/>
    </style:style>
    <style:style style:name="T73_2" style:family="text">
      <style:text-properties fo:color="#ff0000"/>
    </style:style>
    <style:style style:name="T73_3" style:family="text">
      <style:text-properties fo:color="#ff0000"/>
    </style:style>
    <style:style style:name="T73_4" style:family="text">
      <style:text-properties fo:color="#ff0000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77_2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77_3" style:family="text">
      <style:text-properties fo:background-color="#ffffff" fo:font-size="9pt" style:font-size-asian="9pt" style:font-size-complex="9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background-color="#ffffff" fo:font-size="9pt" style:font-size-asian="9pt" style:font-size-complex="9pt"/>
    </style:style>
    <style:style style:name="T78_2" style:family="text">
      <style:text-properties fo:background-color="#ffffff" fo:color="#0000ff" fo:font-size="9pt" style:font-size-asian="9pt" style:font-size-complex="9pt" fo:font-weight="bold" style:font-weight-asian="bold" style:font-weight-complex="bold"/>
    </style:style>
    <style:style style:name="T78_3" style:family="text">
      <style:text-properties fo:background-color="#ffffff" fo:font-size="9pt" style:font-size-asian="9pt" style:font-size-complex="9pt"/>
    </style:style>
    <style:style style:name="T78_4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78_5" style:family="text">
      <style:text-properties fo:background-color="#ffffff" fo:font-size="9pt" style:font-size-asian="9pt" style:font-size-complex="9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ffffff" fo:font-size="9pt" style:font-size-asian="9pt" style:font-size-complex="9pt"/>
    </style:style>
    <style:style style:name="P80" style:family="paragraph" style:parent-style-name="Standard">
      <style:paragraph-properties fo:break-before="auto" fo:line-height="115%" style:writing-mode="lr-tb"/>
      <style:text-properties fo:background-color="#ffffff" fo:font-size="9pt" style:font-size-asian="9pt" style:font-size-complex="9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81_2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81_3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81_4" style:family="text">
      <style:text-properties fo:background-color="#ffffff" fo:color="#000080" fo:font-size="9pt" style:font-size-asian="9pt" style:font-size-complex="9pt" fo:font-weight="bold" style:font-weight-asian="bold" style:font-weight-complex="bold"/>
    </style:style>
    <style:style style:name="T81_5" style:family="text">
      <style:text-properties fo:background-color="#ffffff" fo:font-size="9pt" style:font-size-asian="9pt" style:font-size-complex="9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 fo:font-size="9pt" style:font-size-asian="9pt" style:font-size-complex="9pt"/>
    </style:style>
    <style:style style:name="T82_2" style:family="text">
      <style:text-properties fo:background-color="#ffffff" fo:color="#0000ff" fo:font-size="9pt" style:font-size-asian="9pt" style:font-size-complex="9pt" fo:font-weight="bold" style:font-weight-asian="bold" style:font-weight-complex="bold"/>
    </style:style>
    <style:style style:name="T82_3" style:family="text">
      <style:text-properties fo:background-color="#ffffff" fo:font-size="9pt" style:font-size-asian="9pt" style:font-size-complex="9pt"/>
    </style:style>
    <style:style style:name="T82_4" style:family="text">
      <style:text-properties fo:background-color="#ffffff" fo:color="#008000" fo:font-size="9pt" style:font-size-asian="9pt" style:font-size-complex="9pt" fo:font-weight="bold" style:font-weight-asian="bold" style:font-weight-complex="bold"/>
    </style:style>
    <style:style style:name="T82_5" style:family="text">
      <style:text-properties fo:background-color="#ffffff" fo:font-size="9pt" style:font-size-asian="9pt" style:font-size-complex="9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font-size="9pt" style:font-size-asian="9pt" style:font-size-complex="9pt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py</text:span><text:span text:style-name="T1_2"><text:s/></text:span><text:span text:style-name="T1_3">and</text:span><text:span text:style-name="T1_4"><text:s/></text:span><text:span text:style-name="T1_5">paste</text:span><text:span text:style-name="T1_6"><text:s/></text:span><text:span text:style-name="T1_7">this</text:span><text:span text:style-name="T1_8"><text:s/></text:span><text:span text:style-name="T1_9">document</text:span><text:span text:style-name="T1_10"><text:s/></text:span><text:span text:style-name="T1_11">into</text:span><text:span text:style-name="T1_12"><text:s/></text:span><text:span text:style-name="T1_13">a</text:span><text:span text:style-name="T1_14"><text:s/></text:span><text:span text:style-name="T1_15">word</text:span><text:span text:style-name="T1_16"><text:s/></text:span><text:span text:style-name="T1_17">document</text:span><text:span text:style-name="T1_18">,<text:s/></text:span><text:span text:style-name="T1_19">google</text:span><text:span text:style-name="T1_20"><text:s/></text:span><text:span text:style-name="T1_21">sheet</text:span><text:span text:style-name="T1_22"><text:s/></text:span><text:span text:style-name="T1_23">or</text:span><text:span text:style-name="T1_24"><text:s/></text:span><text:span text:style-name="T1_25">text</text:span><text:span text:style-name="T1_26"><text:s/></text:span><text:span text:style-name="T1_27">editor</text:span><text:span text:style-name="T1_28">.<text:s/></text:span><text:span text:style-name="T1_29">Type</text:span><text:span text:style-name="T1_30"><text:s/></text:span><text:span text:style-name="T1_31">your</text:span><text:span text:style-name="T1_32"><text:s/></text:span><text:span text:style-name="T1_33">answers</text:span><text:span text:style-name="T1_34"><text:s/></text:span><text:span text:style-name="T1_35">in</text:span><text:span text:style-name="T1_36"><text:s/></text:span><text:span text:style-name="T1_37">a</text:span><text:span text:style-name="T1_38"><text:s/></text:span><text:span text:style-name="T1_39">color</text:span><text:span text:style-name="T1_40"><text:s/></text:span><text:span text:style-name="T1_41">other</text:span><text:span text:style-name="T1_42"><text:s/></text:span><text:span text:style-name="T1_43">than</text:span><text:span text:style-name="T1_44"><text:s/></text:span><text:span text:style-name="T1_45">black</text:span><text:span text:style-name="T1_46">.<text:s text:c="2"/></text:span></text:p>
      <text:p text:style-name="P2"/>
      <text:p text:style-name="P3"><text:span text:style-name="T3_1">Match</text:span><text:span text:style-name="T3_2"><text:s/></text:span><text:span text:style-name="T3_3">the</text:span><text:span text:style-name="T3_4"><text:s/></text:span><text:span text:style-name="T3_5">correct</text:span><text:span text:style-name="T3_6"><text:s/></text:span><text:span text:style-name="T3_7">number</text:span><text:span text:style-name="T3_8"><text:s/></text:span><text:span text:style-name="T3_9">to</text:span><text:span text:style-name="T3_10"><text:s/></text:span><text:span text:style-name="T3_11">the</text:span><text:span text:style-name="T3_12"><text:s/></text:span><text:span text:style-name="T3_13">correct</text:span><text:span text:style-name="T3_14"><text:s/></text:span><text:span text:style-name="T3_15">letter</text:span></text:p>
      <text:p text:style-name="P4"/>
      <text:p text:style-name="P5"><text:span text:style-name="T5_1">1.<text:s/>&lt;</text:span><text:span text:style-name="T5_2">h</text:span><text:span text:style-name="T5_3">1&gt;<text:s text:c="32"/></text:span><text:span text:style-name="T5_4">a</text:span><text:span text:style-name="T5_5">.<text:s text:c="3"/></text:span><text:span text:style-name="T5_6">selector</text:span></text:p>
      <text:p text:style-name="P6"><text:span text:style-name="T6_1">2.<text:s/></text:span><text:span text:style-name="T6_2">h</text:span><text:span text:style-name="T6_3">1<text:s text:c="2"/><text:tab/><text:tab/><text:tab/><text:s text:c="9"/></text:span><text:span text:style-name="T6_4">b</text:span><text:span text:style-name="T6_5">.<text:s text:c="3"/></text:span><text:span text:style-name="T6_6">tag</text:span></text:p>
      <text:p text:style-name="P7"><text:span text:style-name="T7_1">3.<text:s/></text:span><text:span text:style-name="T7_2">color</text:span><text:span text:style-name="T7_3">:<text:s/></text:span><text:span text:style-name="T7_4">red</text:span><text:span text:style-name="T7_5">;<text:tab/><text:tab/><text:s text:c="9"/></text:span><text:span text:style-name="T7_6">c</text:span><text:span text:style-name="T7_7">.<text:s text:c="3"/></text:span><text:span text:style-name="T7_8">attribute</text:span><text:span text:style-name="T7_9"><text:tab/></text:span></text:p>
      <text:p text:style-name="P8"><text:span text:style-name="T8_1">4.<text:s/></text:span><text:span text:style-name="T8_2">href</text:span><text:span text:style-name="T8_3">="</text:span><text:span text:style-name="T8_4">style</text:span><text:span text:style-name="T8_5">.</text:span><text:span text:style-name="T8_6">css</text:span><text:span text:style-name="T8_7">"<text:s text:c="15"/></text:span><text:span text:style-name="T8_8">d</text:span><text:span text:style-name="T8_9">.<text:s text:c="4"/></text:span><text:span text:style-name="T8_10">css</text:span><text:span text:style-name="T8_11"><text:s/></text:span><text:span text:style-name="T8_12">styling</text:span></text:p>
      <text:p text:style-name="P9"/>
      <text:p text:style-name="P10"><text:span text:style-name="T10_1">1-</text:span><text:span text:style-name="T10_2">B</text:span><text:span text:style-name="T10_3">,<text:s/>2-</text:span><text:span text:style-name="T10_4">A</text:span><text:span text:style-name="T10_5">,<text:s/>3-</text:span><text:span text:style-name="T10_6">C</text:span><text:span text:style-name="T10_7">,<text:s/>4-</text:span><text:span text:style-name="T10_8">D</text:span></text:p>
      <text:p text:style-name="P11"/>
      <text:p text:style-name="P12"><text:span text:style-name="T12_1">5.<text:s/></text:span></text:p>
      <text:p text:style-name="P13"/>
      <text:p text:style-name="P14"><text:span text:style-name="T14_1">What</text:span><text:span text:style-name="T14_2"><text:s/></text:span><text:span text:style-name="T14_3">are</text:span><text:span text:style-name="T14_4"><text:s/></text:span><text:span text:style-name="T14_5">two</text:span><text:span text:style-name="T14_6"><text:s/></text:span><text:span text:style-name="T14_7">things</text:span><text:span text:style-name="T14_8"><text:s/></text:span><text:span text:style-name="T14_9">wrong</text:span><text:span text:style-name="T14_10"><text:s/></text:span><text:span text:style-name="T14_11">with</text:span><text:span text:style-name="T14_12"><text:s/></text:span><text:span text:style-name="T14_13">the</text:span><text:span text:style-name="T14_14"><text:s/></text:span><text:span text:style-name="T14_15">following</text:span><text:span text:style-name="T14_16"><text:s/></text:span><text:span text:style-name="T14_17">CSS</text:span><text:span text:style-name="T14_18">?</text:span></text:p>
      <text:p text:style-name="P15"/>
      <text:p text:style-name="P16"><text:span text:style-name="T16_1">h</text:span><text:span text:style-name="T16_2">1<text:s/>{</text:span></text:p>
      <text:p text:style-name="P17"><text:span text:style-name="T17_1">color</text:span><text:span text:style-name="T17_2">:<text:s/></text:span><text:span text:style-name="T17_3">red</text:span></text:p>
      <text:p text:style-name="P18"><text:span text:style-name="T18_1">height</text:span><text:span text:style-name="T18_2">:<text:s/>10</text:span><text:span text:style-name="T18_3">px</text:span></text:p>
      <text:p text:style-name="P19"><text:span text:style-name="T19_1">}</text:span></text:p>
      <text:p text:style-name="P20"/>
      <text:p text:style-name="P21"><text:span text:style-name="T21_1">No</text:span><text:span text:style-name="T21_2"><text:s/></text:span><text:span text:style-name="T21_3">semicolon</text:span><text:span text:style-name="T21_4"><text:s/></text:span><text:span text:style-name="T21_5">after</text:span><text:span text:style-name="T21_6"><text:s/></text:span><text:span text:style-name="T21_7">red</text:span><text:span text:style-name="T21_8">,<text:s/></text:span><text:span text:style-name="T21_9">no</text:span><text:span text:style-name="T21_10"><text:s/></text:span><text:span text:style-name="T21_11">semicolon</text:span><text:span text:style-name="T21_12"><text:s/></text:span><text:span text:style-name="T21_13">after</text:span><text:span text:style-name="T21_14"><text:s/>10</text:span><text:span text:style-name="T21_15">px</text:span><text:span text:style-name="T21_16">,<text:s/></text:span><text:span text:style-name="T21_17">best</text:span><text:span text:style-name="T21_18"><text:s/></text:span><text:span text:style-name="T21_19">practice</text:span><text:span text:style-name="T21_20"><text:s/></text:span><text:span text:style-name="T21_21">would</text:span><text:span text:style-name="T21_22"><text:s/></text:span><text:span text:style-name="T21_23">be</text:span><text:span text:style-name="T21_24"><text:s/></text:span><text:span text:style-name="T21_25">to</text:span><text:span text:style-name="T21_26"><text:s/></text:span><text:span text:style-name="T21_27">add</text:span><text:span text:style-name="T21_28"><text:s/></text:span><text:span text:style-name="T21_29">a</text:span><text:span text:style-name="T21_30"><text:s/></text:span><text:span text:style-name="T21_31">class</text:span><text:span text:style-name="T21_32"><text:s/></text:span><text:span text:style-name="T21_33">or</text:span><text:span text:style-name="T21_34"><text:s/></text:span><text:span text:style-name="T21_35">ID</text:span><text:span text:style-name="T21_36"><text:s/></text:span><text:span text:style-name="T21_37">to</text:span><text:span text:style-name="T21_38"><text:s/></text:span><text:span text:style-name="T21_39">the</text:span><text:span text:style-name="T21_40"><text:s/></text:span><text:span text:style-name="T21_41">h</text:span><text:span text:style-name="T21_42">1<text:s/></text:span><text:span text:style-name="T21_43">so</text:span><text:span text:style-name="T21_44"><text:s/></text:span><text:span text:style-name="T21_45">that</text:span><text:span text:style-name="T21_46"><text:s/></text:span><text:span text:style-name="T21_47">all</text:span><text:span text:style-name="T21_48"><text:s/></text:span><text:span text:style-name="T21_49">h</text:span><text:span text:style-name="T21_50">1’</text:span><text:span text:style-name="T21_51">s</text:span><text:span text:style-name="T21_52"><text:s/></text:span><text:span text:style-name="T21_53">throughout</text:span><text:span text:style-name="T21_54"><text:s/></text:span><text:span text:style-name="T21_55">the</text:span><text:span text:style-name="T21_56"><text:s/></text:span><text:span text:style-name="T21_57">page</text:span><text:span text:style-name="T21_58"><text:s/></text:span><text:span text:style-name="T21_59">aren</text:span><text:span text:style-name="T21_60">’</text:span><text:span text:style-name="T21_61">t</text:span><text:span text:style-name="T21_62"><text:s/></text:span><text:span text:style-name="T21_63">affected</text:span><text:span text:style-name="T21_64"><text:s/></text:span><text:span text:style-name="T21_65">by</text:span><text:span text:style-name="T21_66"><text:s/></text:span><text:span text:style-name="T21_67">this</text:span><text:span text:style-name="T21_68"><text:s/></text:span><text:span text:style-name="T21_69">styling</text:span><text:span text:style-name="T21_70">.</text:span></text:p>
      <text:p text:style-name="P22"/>
      <text:p text:style-name="P23"/>
      <text:p text:style-name="P24"/>
      <text:p text:style-name="P25"/>
      <text:p text:style-name="P26"><text:span text:style-name="T26_1">Use</text:span><text:span text:style-name="T26_2"><text:s/></text:span><text:span text:style-name="T26_3">the</text:span><text:span text:style-name="T26_4"><text:s/></text:span><text:span text:style-name="T26_5">following</text:span><text:span text:style-name="T26_6"><text:s/></text:span><text:span text:style-name="T26_7">code</text:span><text:span text:style-name="T26_8"><text:s/></text:span><text:span text:style-name="T26_9">to</text:span><text:span text:style-name="T26_10"><text:s/></text:span><text:span text:style-name="T26_11">answer</text:span><text:span text:style-name="T26_12"><text:s/></text:span><text:span text:style-name="T26_13">questions</text:span><text:span text:style-name="T26_14"><text:s/>6<text:s/></text:span><text:span text:style-name="T26_15">through</text:span><text:span text:style-name="T26_16"><text:s/>10.<text:s/></text:span></text:p>
      <text:p text:style-name="P27"/>
      <text:p text:style-name="P28"><text:span text:style-name="T28_1">!</text:span><text:span text:style-name="T28_2">DOCTYPE</text:span><text:span text:style-name="T28_3"><text:s/></text:span><text:span text:style-name="T28_4">html</text:span><text:span text:style-name="T28_5">&gt;</text:span></text:p>
      <text:p text:style-name="P29"><text:span text:style-name="T29_1">&lt;</text:span><text:span text:style-name="T29_2">html</text:span><text:span text:style-name="T29_3">&gt;</text:span></text:p>
      <text:p text:style-name="P30"><text:span text:style-name="T30_1"><text:s text:c="4"/>&lt;</text:span><text:span text:style-name="T30_2">head</text:span><text:span text:style-name="T30_3">&gt;</text:span></text:p>
      <text:p text:style-name="P31"><text:span text:style-name="T31_1"><text:s text:c="8"/>&lt;</text:span><text:span text:style-name="T31_2">link</text:span><text:span text:style-name="T31_3"><text:s/></text:span><text:span text:style-name="T31_4">rel</text:span><text:span text:style-name="T31_5">="</text:span><text:span text:style-name="T31_6">stylesheet</text:span><text:span text:style-name="T31_7">"<text:s/></text:span><text:span text:style-name="T31_8">href</text:span><text:span text:style-name="T31_9">="</text:span><text:span text:style-name="T31_10">style</text:span><text:span text:style-name="T31_11">.</text:span><text:span text:style-name="T31_12">css</text:span><text:span text:style-name="T31_13">"&gt;</text:span></text:p>
      <text:p text:style-name="P32"><text:span text:style-name="T32_1"><text:s text:c="4"/>&lt;/</text:span><text:span text:style-name="T32_2">head</text:span><text:span text:style-name="T32_3">&gt;</text:span></text:p>
      <text:p text:style-name="P33"><text:span text:style-name="T33_1"><text:s text:c="4"/>&lt;</text:span><text:span text:style-name="T33_2">body</text:span><text:span text:style-name="T33_3">&gt;</text:span></text:p>
      <text:p text:style-name="P34"><text:span text:style-name="T34_1"><text:s text:c="8"/>&lt;</text:span><text:span text:style-name="T34_2">h</text:span><text:span text:style-name="T34_3">1&gt;</text:span><text:span text:style-name="T34_4">Welcome</text:span><text:span text:style-name="T34_5"><text:s/></text:span><text:span text:style-name="T34_6">to</text:span><text:span text:style-name="T34_7"><text:s/></text:span><text:span text:style-name="T34_8">my</text:span><text:span text:style-name="T34_9"><text:s/></text:span><text:span text:style-name="T34_10">Website</text:span><text:span text:style-name="T34_11">!!&lt;/</text:span><text:span text:style-name="T34_12">h</text:span><text:span text:style-name="T34_13">1&gt;</text:span></text:p>
      <text:p text:style-name="P35"><text:span text:style-name="T35_1"><text:s text:c="8"/>&lt;</text:span><text:span text:style-name="T35_2">div</text:span><text:span text:style-name="T35_3"><text:s/></text:span><text:span text:style-name="T35_4">id</text:span><text:span text:style-name="T35_5">='</text:span><text:span text:style-name="T35_6">navbar</text:span><text:span text:style-name="T35_7">'&gt;</text:span></text:p>
      <text:p text:style-name="P36"><text:span text:style-name="T36_1"><text:s text:c="12"/>&lt;</text:span><text:span text:style-name="T36_2">div</text:span><text:span text:style-name="T36_3"><text:s/></text:span><text:span text:style-name="T36_4">class</text:span><text:span text:style-name="T36_5"><text:s/>=<text:s/>"</text:span><text:span text:style-name="T36_6">navbar</text:span><text:span text:style-name="T36_7">-</text:span><text:span text:style-name="T36_8">item</text:span><text:span text:style-name="T36_9">"&gt;</text:span><text:span text:style-name="T36_10">Home</text:span><text:span text:style-name="T36_11">&lt;/</text:span><text:span text:style-name="T36_12">div</text:span><text:span text:style-name="T36_13">&gt;</text:span></text:p>
      <text:p text:style-name="P37"><text:span text:style-name="T37_1"><text:s text:c="12"/>&lt;</text:span><text:span text:style-name="T37_2">div</text:span><text:span text:style-name="T37_3"><text:s/></text:span><text:span text:style-name="T37_4">class</text:span><text:span text:style-name="T37_5"><text:s/>=<text:s/>"</text:span><text:span text:style-name="T37_6">navbar</text:span><text:span text:style-name="T37_7">-</text:span><text:span text:style-name="T37_8">item</text:span><text:span text:style-name="T37_9">"&gt;</text:span><text:span text:style-name="T37_10">More</text:span><text:span text:style-name="T37_11">&lt;/</text:span><text:span text:style-name="T37_12">div</text:span><text:span text:style-name="T37_13">&gt;</text:span></text:p>
      <text:p text:style-name="P38"><text:span text:style-name="T38_1"><text:s text:c="12"/>&lt;</text:span><text:span text:style-name="T38_2">div</text:span><text:span text:style-name="T38_3"><text:s/></text:span><text:span text:style-name="T38_4">class</text:span><text:span text:style-name="T38_5"><text:s/>=<text:s/>"</text:span><text:span text:style-name="T38_6">navbar</text:span><text:span text:style-name="T38_7">-</text:span><text:span text:style-name="T38_8">item</text:span><text:span text:style-name="T38_9">"&gt;</text:span><text:span text:style-name="T38_10">Next</text:span><text:span text:style-name="T38_11">&lt;/</text:span><text:span text:style-name="T38_12">div</text:span><text:span text:style-name="T38_13">&gt;</text:span></text:p>
      <text:p text:style-name="P39"><text:span text:style-name="T39_1"><text:s text:c="12"/>&lt;</text:span><text:span text:style-name="T39_2">div</text:span><text:span text:style-name="T39_3"><text:s/></text:span><text:span text:style-name="T39_4">class</text:span><text:span text:style-name="T39_5"><text:s/>=<text:s/>"</text:span><text:span text:style-name="T39_6">navbar</text:span><text:span text:style-name="T39_7">-</text:span><text:span text:style-name="T39_8">item</text:span><text:span text:style-name="T39_9">"&gt;</text:span><text:span text:style-name="T39_10">Previous</text:span><text:span text:style-name="T39_11">&lt;/</text:span><text:span text:style-name="T39_12">div</text:span><text:span text:style-name="T39_13">&gt;</text:span></text:p>
      <text:p text:style-name="P40"><text:span text:style-name="T40_1"><text:s text:c="8"/>&lt;/</text:span><text:span text:style-name="T40_2">div</text:span><text:span text:style-name="T40_3">&gt;</text:span></text:p>
      <text:p text:style-name="P41"><text:span text:style-name="T41_1"><text:s text:c="8"/>&lt;</text:span><text:span text:style-name="T41_2">div</text:span><text:span text:style-name="T41_3"><text:s/></text:span><text:span text:style-name="T41_4">id</text:span><text:span text:style-name="T41_5">="</text:span><text:span text:style-name="T41_6">first</text:span><text:span text:style-name="T41_7">-</text:span><text:span text:style-name="T41_8">section</text:span><text:span text:style-name="T41_9">"&gt;</text:span></text:p>
      <text:p text:style-name="P42"><text:span text:style-name="T42_1"><text:s text:c="12"/>&lt;</text:span><text:span text:style-name="T42_2">h</text:span><text:span text:style-name="T42_3">1&gt;</text:span><text:span text:style-name="T42_4">The</text:span><text:span text:style-name="T42_5"><text:s/></text:span><text:span text:style-name="T42_6">Content</text:span><text:span text:style-name="T42_7">&lt;/</text:span><text:span text:style-name="T42_8">h</text:span><text:span text:style-name="T42_9">1&gt;</text:span></text:p>
      <text:p text:style-name="P43"><text:span text:style-name="T43_1"><text:s text:c="12"/>&lt;</text:span><text:span text:style-name="T43_2">p</text:span><text:span text:style-name="T43_3">&gt;</text:span><text:span text:style-name="T43_4">Here</text:span><text:span text:style-name="T43_5"><text:s/></text:span><text:span text:style-name="T43_6">is</text:span><text:span text:style-name="T43_7"><text:s/></text:span><text:span text:style-name="T43_8">some</text:span><text:span text:style-name="T43_9"><text:s/></text:span><text:span text:style-name="T43_10">content</text:span><text:span text:style-name="T43_11"><text:s/></text:span><text:span text:style-name="T43_12">for</text:span><text:span text:style-name="T43_13"><text:s/></text:span><text:span text:style-name="T43_14">my</text:span><text:span text:style-name="T43_15"><text:s/></text:span><text:span text:style-name="T43_16">web</text:span><text:span text:style-name="T43_17"><text:s/></text:span><text:span text:style-name="T43_18">site</text:span><text:span text:style-name="T43_19"><text:s/></text:span><text:span text:style-name="T43_20">that</text:span><text:span text:style-name="T43_21"><text:s/></text:span><text:span text:style-name="T43_22">I</text:span><text:span text:style-name="T43_23"><text:s/></text:span><text:span text:style-name="T43_24">put</text:span><text:span text:style-name="T43_25"><text:s/></text:span><text:span text:style-name="T43_26">first</text:span><text:span text:style-name="T43_27"><text:s text:c="5"/></text:span></text:p>
      <text:p text:style-name="P44"><text:span text:style-name="T44_1"><text:s text:c="12"/>&lt;/</text:span><text:span text:style-name="T44_2">p</text:span><text:span text:style-name="T44_3">&gt;</text:span></text:p>
      <text:p text:style-name="P45"><text:span text:style-name="T45_1"><text:s text:c="8"/>&lt;/</text:span><text:span text:style-name="T45_2">div</text:span><text:span text:style-name="T45_3">&gt;</text:span></text:p>
      <text:p text:style-name="P46"><text:span text:style-name="T46_1"><text:s text:c="8"/>&lt;</text:span><text:span text:style-name="T46_2">div</text:span><text:span text:style-name="T46_3"><text:s/></text:span><text:span text:style-name="T46_4">id</text:span><text:span text:style-name="T46_5">="</text:span><text:span text:style-name="T46_6">second</text:span><text:span text:style-name="T46_7">-</text:span><text:span text:style-name="T46_8">section</text:span><text:span text:style-name="T46_9">"&gt;</text:span></text:p>
      <text:p text:style-name="P47"><text:span text:style-name="T47_1"><text:s text:c="12"/>&lt;</text:span><text:span text:style-name="T47_2">h</text:span><text:span text:style-name="T47_3">1&gt;</text:span><text:span text:style-name="T47_4">More</text:span><text:span text:style-name="T47_5"><text:s/></text:span><text:span text:style-name="T47_6">of</text:span><text:span text:style-name="T47_7"><text:s/></text:span><text:span text:style-name="T47_8">the</text:span><text:span text:style-name="T47_9"><text:s/></text:span><text:span text:style-name="T47_10">Content</text:span><text:span text:style-name="T47_11">&lt;/</text:span><text:span text:style-name="T47_12">h</text:span><text:span text:style-name="T47_13">1&gt;</text:span></text:p>
      <text:p text:style-name="P48"><text:span text:style-name="T48_1"><text:s text:c="12"/>&lt;</text:span><text:span text:style-name="T48_2">p</text:span><text:span text:style-name="T48_3">&gt;</text:span><text:span text:style-name="T48_4">Here</text:span><text:span text:style-name="T48_5"><text:s/></text:span><text:span text:style-name="T48_6">is</text:span><text:span text:style-name="T48_7"><text:s/></text:span><text:span text:style-name="T48_8">some</text:span><text:span text:style-name="T48_9"><text:s/></text:span><text:span text:style-name="T48_10">content</text:span><text:span text:style-name="T48_11"><text:s/></text:span><text:span text:style-name="T48_12">for</text:span><text:span text:style-name="T48_13"><text:s/></text:span><text:span text:style-name="T48_14">my</text:span><text:span text:style-name="T48_15"><text:s/></text:span><text:span text:style-name="T48_16">web</text:span><text:span text:style-name="T48_17"><text:s/></text:span><text:span text:style-name="T48_18">site</text:span><text:span text:style-name="T48_19"><text:s/></text:span><text:span text:style-name="T48_20">that</text:span><text:span text:style-name="T48_21"><text:s/></text:span><text:span text:style-name="T48_22">I</text:span><text:span text:style-name="T48_23"><text:s/></text:span><text:span text:style-name="T48_24">put</text:span><text:span text:style-name="T48_25"><text:s/></text:span><text:span text:style-name="T48_26">second</text:span><text:span text:style-name="T48_27"><text:s text:c="14"/></text:span></text:p>
      <text:p text:style-name="P49"><text:span text:style-name="T49_1"><text:s text:c="12"/>&lt;/</text:span><text:span text:style-name="T49_2">p</text:span><text:span text:style-name="T49_3">&gt;</text:span></text:p>
      <text:p text:style-name="P50"><text:span text:style-name="T50_1"><text:s text:c="8"/>&lt;/</text:span><text:span text:style-name="T50_2">div</text:span><text:span text:style-name="T50_3">&gt;</text:span></text:p>
      <text:p text:style-name="P51"><text:span text:style-name="T51_1"><text:s text:c="4"/>&lt;/</text:span><text:span text:style-name="T51_2">body</text:span><text:span text:style-name="T51_3">&gt;</text:span></text:p>
      <text:p text:style-name="P52"><text:span text:style-name="T52_1">&lt;/</text:span><text:span text:style-name="T52_2">html</text:span><text:span text:style-name="T52_3">&gt;</text:span></text:p>
      <text:p text:style-name="P53"/>
      <text:p text:style-name="P54"><text:span text:style-name="T54_1">6.<text:s/></text:span><text:span text:style-name="T54_2">How</text:span><text:span text:style-name="T54_3"><text:s/></text:span><text:span text:style-name="T54_4">would</text:span><text:span text:style-name="T54_5"><text:s/></text:span><text:span text:style-name="T54_6">we</text:span><text:span text:style-name="T54_7"><text:s/></text:span><text:span text:style-name="T54_8">select</text:span><text:span text:style-name="T54_9"><text:s/></text:span><text:span text:style-name="T54_10">all</text:span><text:span text:style-name="T54_11"><text:s/></text:span><text:span text:style-name="T54_12">the</text:span><text:span text:style-name="T54_13"><text:s/>&lt;</text:span><text:span text:style-name="T54_14">div</text:span><text:span text:style-name="T54_15">&gt;<text:s/></text:span><text:span text:style-name="T54_16">elements</text:span><text:span text:style-name="T54_17"><text:s/></text:span><text:span text:style-name="T54_18">in</text:span><text:span text:style-name="T54_19"><text:s/></text:span><text:span text:style-name="T54_20">CSS</text:span><text:span text:style-name="T54_21">?</text:span></text:p>
      <text:p text:style-name="P55"/>
      <text:p text:style-name="P56"><text:span text:style-name="T56_1">div</text:span><text:span text:style-name="T56_2">{<text:s/>}</text:span></text:p>
      <text:p text:style-name="P57"/>
      <text:p text:style-name="P58"><text:span text:style-name="T58_1"><text:s text:c="3"/></text:span><text:span text:style-name="T58_2">Hint</text:span><text:span text:style-name="T58_3">:<text:s/></text:span><text:span text:style-name="T58_4">We</text:span><text:span text:style-name="T58_5"><text:s/></text:span><text:span text:style-name="T58_6">use</text:span><text:span text:style-name="T58_7"><text:s/></text:span><text:span text:style-name="T58_8">selectors</text:span><text:span text:style-name="T58_9"><text:s/></text:span><text:span text:style-name="T58_10">in</text:span><text:span text:style-name="T58_11"><text:s/></text:span><text:span text:style-name="T58_12">CSS</text:span><text:span text:style-name="T58_13">.<text:s/></text:span><text:span text:style-name="T58_14">The</text:span><text:span text:style-name="T58_15"><text:s/></text:span><text:span text:style-name="T58_16">highlighted</text:span><text:span text:style-name="T58_17"><text:s/></text:span><text:span text:style-name="T58_18">part</text:span><text:span text:style-name="T58_19"><text:s/></text:span><text:span text:style-name="T58_20">is</text:span><text:span text:style-name="T58_21"><text:s/></text:span><text:span text:style-name="T58_22">the</text:span><text:span text:style-name="T58_23"><text:s/></text:span><text:span text:style-name="T58_24">selector</text:span></text:p>
      <text:p text:style-name="P59"><text:span text:style-name="T59_1"><text:s text:c="2"/></text:span><text:span text:style-name="T59_2"><text:s/></text:span><text:span text:style-name="T59_3">h</text:span><text:span text:style-name="T59_4">1</text:span><text:span text:style-name="T59_5"><text:s/>{</text:span></text:p>
      <text:p text:style-name="P60"><text:span text:style-name="T60_1"><text:s text:c="8"/></text:span><text:span text:style-name="T60_2">color</text:span><text:span text:style-name="T60_3">:<text:s/></text:span><text:span text:style-name="T60_4">blue</text:span><text:span text:style-name="T60_5">;</text:span></text:p>
      <text:p text:style-name="P61"><text:span text:style-name="T61_1"><text:s text:c="3"/>}<text:s/></text:span></text:p>
      <text:p text:style-name="P62"/>
      <text:p text:style-name="P63"><text:span text:style-name="T63_1">7.<text:s/></text:span><text:span text:style-name="T63_2">How</text:span><text:span text:style-name="T63_3"><text:s/></text:span><text:span text:style-name="T63_4">would</text:span><text:span text:style-name="T63_5"><text:s/></text:span><text:span text:style-name="T63_6">we</text:span><text:span text:style-name="T63_7"><text:s/></text:span><text:span text:style-name="T63_8">select</text:span><text:span text:style-name="T63_9"><text:s/></text:span><text:span text:style-name="T63_10">all</text:span><text:span text:style-name="T63_11"><text:s/></text:span><text:span text:style-name="T63_12">the</text:span><text:span text:style-name="T63_13"><text:s/></text:span><text:span text:style-name="T63_14">elements</text:span><text:span text:style-name="T63_15"><text:s/></text:span><text:span text:style-name="T63_16">with</text:span><text:span text:style-name="T63_17"><text:s/></text:span><text:span text:style-name="T63_18">a</text:span><text:span text:style-name="T63_19"><text:s/></text:span><text:span text:style-name="T63_20">class</text:span><text:span text:style-name="T63_21"><text:s/>“</text:span><text:span text:style-name="T63_22">navbar</text:span><text:span text:style-name="T63_23">-</text:span><text:span text:style-name="T63_24">item</text:span><text:span text:style-name="T63_25">”?</text:span></text:p>
      <text:p text:style-name="P64"/>
      <text:p text:style-name="P65"><text:span text:style-name="T65_1">#</text:span><text:span text:style-name="T65_2">navbar</text:span><text:span text:style-name="T65_3">{<text:s/>}</text:span></text:p>
      <text:p text:style-name="P66"/>
      <text:p text:style-name="P67"><text:span text:style-name="T67_1">8.<text:s/></text:span><text:span text:style-name="T67_2">How</text:span><text:span text:style-name="T67_3"><text:s/></text:span><text:span text:style-name="T67_4">would</text:span><text:span text:style-name="T67_5"><text:s/></text:span><text:span text:style-name="T67_6">we</text:span><text:span text:style-name="T67_7"><text:s/></text:span><text:span text:style-name="T67_8">select</text:span><text:span text:style-name="T67_9"><text:s/></text:span><text:span text:style-name="T67_10">only</text:span><text:span text:style-name="T67_11"><text:s/></text:span><text:span text:style-name="T67_12">the</text:span><text:span text:style-name="T67_13"><text:s/>&lt;</text:span><text:span text:style-name="T67_14">p</text:span><text:span text:style-name="T67_15">&gt;<text:s/></text:span><text:span text:style-name="T67_16">that</text:span><text:span text:style-name="T67_17"><text:s/></text:span><text:span text:style-name="T67_18">is</text:span><text:span text:style-name="T67_19"><text:s/></text:span><text:span text:style-name="T67_20">nested</text:span><text:span text:style-name="T67_21"><text:s/>(</text:span><text:span text:style-name="T67_22">or</text:span><text:span text:style-name="T67_23"><text:s/></text:span><text:span text:style-name="T67_24">a</text:span><text:span text:style-name="T67_25"><text:s/></text:span><text:span text:style-name="T67_26">child</text:span><text:span text:style-name="T67_27">)<text:s/></text:span><text:span text:style-name="T67_28">of</text:span><text:span text:style-name="T67_29"><text:s/></text:span><text:span text:style-name="T67_30">the</text:span><text:span text:style-name="T67_31"><text:s/>&lt;</text:span><text:span text:style-name="T67_32">div</text:span><text:span text:style-name="T67_33"><text:s/></text:span><text:span text:style-name="T67_34">id</text:span><text:span text:style-name="T67_35">=”</text:span><text:span text:style-name="T67_36">first</text:span><text:span text:style-name="T67_37">-</text:span><text:span text:style-name="T67_38">section</text:span><text:span text:style-name="T67_39">”&gt;?</text:span></text:p>
      <text:p text:style-name="P68"/>
      <text:p text:style-name="P69"><text:span text:style-name="T69_1">#</text:span><text:span text:style-name="T69_2">first</text:span><text:span text:style-name="T69_3">-</text:span><text:span text:style-name="T69_4">section</text:span><text:span text:style-name="T69_5">,<text:s/></text:span><text:span text:style-name="T69_6">p</text:span><text:span text:style-name="T69_7">{<text:s/>}</text:span></text:p>
      <text:p text:style-name="P70"/>
      <text:p text:style-name="P71"><text:span text:style-name="T71_1">9.<text:s/></text:span><text:span text:style-name="T71_2">How</text:span><text:span text:style-name="T71_3"><text:s/></text:span><text:span text:style-name="T71_4">would</text:span><text:span text:style-name="T71_5"><text:s/></text:span><text:span text:style-name="T71_6">we</text:span><text:span text:style-name="T71_7"><text:s/></text:span><text:span text:style-name="T71_8">select</text:span><text:span text:style-name="T71_9"><text:s/></text:span><text:span text:style-name="T71_10">only</text:span><text:span text:style-name="T71_11"><text:s/></text:span><text:span text:style-name="T71_12">the</text:span><text:span text:style-name="T71_13"><text:s/>&lt;</text:span><text:span text:style-name="T71_14">h</text:span><text:span text:style-name="T71_15">1&gt;<text:s/></text:span><text:span text:style-name="T71_16">elements</text:span><text:span text:style-name="T71_17"><text:s/></text:span><text:span text:style-name="T71_18">that</text:span><text:span text:style-name="T71_19"><text:s/></text:span><text:span text:style-name="T71_20">are</text:span><text:span text:style-name="T71_21"><text:s/></text:span><text:span text:style-name="T71_22">inside</text:span><text:span text:style-name="T71_23"><text:s/></text:span><text:span text:style-name="T71_24">of</text:span><text:span text:style-name="T71_25"><text:s/>&lt;</text:span><text:span text:style-name="T71_26">div</text:span><text:span text:style-name="T71_27">&gt;<text:s/></text:span><text:span text:style-name="T71_28">elements</text:span><text:span text:style-name="T71_29">?</text:span></text:p>
      <text:p text:style-name="P72"/>
      <text:p text:style-name="P73"><text:span text:style-name="T73_1">Div</text:span><text:span text:style-name="T73_2"><text:s/></text:span><text:span text:style-name="T73_3">h</text:span><text:span text:style-name="T73_4">1{<text:s/>}</text:span></text:p>
      <text:p text:style-name="P74"/>
      <text:p text:style-name="P75"><text:span text:style-name="T75_1">10.<text:s/></text:span><text:span text:style-name="T75_2">Write</text:span><text:span text:style-name="T75_3"><text:s/></text:span><text:span text:style-name="T75_4">some</text:span><text:span text:style-name="T75_5"><text:s/></text:span><text:span text:style-name="T75_6">CSS</text:span><text:span text:style-name="T75_7"><text:s/></text:span><text:span text:style-name="T75_8">that</text:span><text:span text:style-name="T75_9"><text:s/></text:span><text:span text:style-name="T75_10">would</text:span><text:span text:style-name="T75_11"><text:s/></text:span><text:span text:style-name="T75_12">make</text:span><text:span text:style-name="T75_13"><text:s/></text:span><text:span text:style-name="T75_14">the</text:span><text:span text:style-name="T75_15"><text:s/></text:span><text:span text:style-name="T75_16">first</text:span><text:span text:style-name="T75_17"><text:s/>&lt;</text:span><text:span text:style-name="T75_18">h</text:span><text:span text:style-name="T75_19">1&gt;<text:s/></text:span><text:span text:style-name="T75_20">red</text:span><text:span text:style-name="T75_21">,<text:s/></text:span><text:span text:style-name="T75_22">but</text:span><text:span text:style-name="T75_23"><text:s/></text:span><text:span text:style-name="T75_24">all</text:span><text:span text:style-name="T75_25"><text:s/></text:span><text:span text:style-name="T75_26">the</text:span><text:span text:style-name="T75_27"><text:s/></text:span><text:span text:style-name="T75_28">others</text:span><text:span text:style-name="T75_29"><text:s/></text:span><text:span text:style-name="T75_30">green</text:span></text:p>
      <text:p text:style-name="P76"/>
      <text:p text:style-name="P77"><text:span text:style-name="T77_1">h</text:span><text:span text:style-name="T77_2">1</text:span><text:span text:style-name="T77_3">{</text:span></text:p>
      <text:p text:style-name="P78"><text:span text:style-name="T78_1"><text:s text:c="3"/></text:span><text:span text:style-name="T78_2">color</text:span><text:span text:style-name="T78_3">:<text:s/></text:span><text:span text:style-name="T78_4">red</text:span><text:span text:style-name="T78_5">;</text:span></text:p>
      <text:p text:style-name="P79"><text:span text:style-name="T79_1">}</text:span></text:p>
      <text:p text:style-name="P80"/>
      <text:p text:style-name="P81"><text:span text:style-name="T81_1">div</text:span><text:span text:style-name="T81_2"><text:s/></text:span><text:span text:style-name="T81_3">h</text:span><text:span text:style-name="T81_4">1</text:span><text:span text:style-name="T81_5">{</text:span></text:p>
      <text:p text:style-name="P82"><text:span text:style-name="T82_1"><text:s text:c="3"/></text:span><text:span text:style-name="T82_2">color</text:span><text:span text:style-name="T82_3">:<text:s/></text:span><text:span text:style-name="T82_4">green</text:span><text:span text:style-name="T82_5">;</text:span></text:p>
      <text:p text:style-name="P83"><text:span text:style-name="T83_1">}</text:span></text:p>
      <text:p text:style-name="P84"/>
      <text:p text:style-name="P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